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5089" officeooo:paragraph-rsid="00035089"/>
    </style:style>
    <style:style style:name="P2" style:family="paragraph" style:parent-style-name="Standard" style:list-style-name="L1">
      <style:text-properties officeooo:rsid="00035089" officeooo:paragraph-rsid="00035089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35089" officeooo:paragraph-rsid="00035089" style:font-weight-asian="bold" style:font-weight-complex="bold"/>
    </style:style>
    <style:style style:name="P4" style:family="paragraph" style:parent-style-name="Standard" style:list-style-name="L3">
      <style:text-properties style:text-underline-style="solid" style:text-underline-width="auto" style:text-underline-color="font-color" fo:font-weight="normal" officeooo:rsid="00035089" officeooo:paragraph-rsid="0004ff83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35089" officeooo:paragraph-rsid="00035089" style:font-weight-asian="normal" style:font-weight-complex="normal"/>
    </style:style>
    <style:style style:name="P6" style:family="paragraph" style:parent-style-name="Standard" style:list-style-name="L3">
      <style:text-properties style:text-underline-style="none" fo:font-weight="normal" officeooo:rsid="00035089" officeooo:paragraph-rsid="00035089" style:font-weight-asian="normal" style:font-weight-complex="normal"/>
    </style:style>
    <style:style style:name="P7" style:family="paragraph" style:parent-style-name="Standard" style:list-style-name="L3">
      <style:text-properties style:text-underline-style="none" fo:font-weight="normal" officeooo:rsid="00035089" officeooo:paragraph-rsid="00049d75" style:font-weight-asian="normal" style:font-weight-complex="normal"/>
    </style:style>
    <style:style style:name="P8" style:family="paragraph" style:parent-style-name="Standard" style:list-style-name="L3">
      <style:text-properties style:text-underline-style="none" fo:font-weight="normal" officeooo:rsid="00035089" officeooo:paragraph-rsid="0004ff83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35089" officeooo:paragraph-rsid="0004ff83" style:font-weight-asian="normal" style:font-weight-complex="normal"/>
    </style:style>
    <style:style style:name="P10" style:family="paragraph" style:parent-style-name="Standard" style:list-style-name="L4">
      <style:text-properties style:text-underline-style="none" fo:font-weight="normal" officeooo:rsid="0004ff83" officeooo:paragraph-rsid="0004ff83" style:font-weight-asian="normal" style:font-weight-complex="normal"/>
    </style:style>
    <style:style style:name="P11" style:family="paragraph" style:parent-style-name="Standard" style:list-style-name="L4">
      <style:text-properties style:text-underline-style="none" fo:font-weight="normal" officeooo:rsid="0006e7c0" officeooo:paragraph-rsid="0006e7c0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06e7c0" officeooo:paragraph-rsid="0006e7c0" style:font-weight-asian="normal" style:font-weight-complex="normal"/>
    </style:style>
    <style:style style:name="P13" style:family="paragraph" style:parent-style-name="Standard">
      <style:text-properties style:text-underline-style="none" fo:font-weight="bold" officeooo:rsid="00035089" officeooo:paragraph-rsid="00035089" style:font-weight-asian="bold" style:font-weight-complex="bold"/>
    </style:style>
    <style:style style:name="P14" style:family="paragraph" style:parent-style-name="Standard" style:list-style-name="L4">
      <style:text-properties style:text-underline-style="none" fo:font-weight="bold" officeooo:rsid="0004ff83" officeooo:paragraph-rsid="0004ff83" style:font-weight-asian="bold" style:font-weight-complex="bold"/>
    </style:style>
    <style:style style:name="P15" style:family="paragraph" style:parent-style-name="Standard" style:list-style-name="L1">
      <style:text-properties officeooo:paragraph-rsid="00035089"/>
    </style:style>
    <style:style style:name="P16" style:family="paragraph" style:parent-style-name="Standard" style:list-style-name="L2">
      <style:text-properties fo:font-weight="normal" officeooo:rsid="00035089" officeooo:paragraph-rsid="00035089" style:font-weight-asian="normal" style:font-weight-complex="normal"/>
    </style:style>
    <style:style style:name="P17" style:family="paragraph" style:parent-style-name="Standard">
      <style:text-properties fo:font-weight="normal" officeooo:rsid="00035089" officeooo:paragraph-rsid="00035089" style:font-weight-asian="normal" style:font-weight-complex="normal"/>
    </style:style>
    <style:style style:name="P18" style:family="paragraph" style:parent-style-name="Standard">
      <style:text-properties fo:font-size="15pt" style:text-underline-style="solid" style:text-underline-width="auto" style:text-underline-color="font-color" fo:font-weight="bold" officeooo:rsid="00035089" officeooo:paragraph-rsid="00035089" style:font-size-asian="15pt" style:font-weight-asian="bold" style:font-size-complex="15pt" style:font-weight-complex="bold"/>
    </style:style>
    <style:style style:name="P19" style:family="paragraph" style:parent-style-name="Standard">
      <style:text-properties fo:font-size="14pt" style:text-underline-style="solid" style:text-underline-width="auto" style:text-underline-color="font-color" fo:font-weight="bold" officeooo:rsid="00035089" officeooo:paragraph-rsid="00035089" style:font-size-asian="14pt" style:font-weight-asian="bold" style:font-size-complex="14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35089" style:font-weight-asian="normal" style:font-weight-complex="normal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officeooo:rsid="00049d75"/>
    </style:style>
    <style:style style:name="T6" style:family="text">
      <style:text-properties officeooo:rsid="0004ff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Weekly Report 2</text:p>
      <text:p text:style-name="P3"/>
      <text:p text:style-name="P19">Machine Learning</text:p>
      <text:p text:style-name="P13"/>
      <text:p text:style-name="P5">I started taking a course on Applied Machine Learning and This is the progress I made in that course this week</text:p>
      <text:p text:style-name="P3"/>
      <text:list xml:id="list3019825229" text:style-name="L1">
        <text:list-item>
          <text:p text:style-name="P15"><text:span text:style-name="T3">Refreshed Basics of Python</text:span></text:p>
        </text:list-item>
        <text:list-item>
          <text:p text:style-name="P15"><text:span text:style-name="T3">Installed Anaconda </text:span></text:p>
        </text:list-item>
        <text:list-item>
          <text:p text:style-name="P2"><text:span text:style-name="T2">Wrote Hello World Code in Jupyter Notebook</text:span></text:p>
        </text:list-item>
        <text:list-item>
          <text:p text:style-name="P2"><text:span text:style-name="T2">Learned to import pandas and matplot libraries </text:span></text:p>
        </text:list-item>
        <text:list-item>
          <text:p text:style-name="P2"><text:span text:style-name="T2">Learned Theory related to Linear Regression and its applications</text:span></text:p>
        </text:list-item>
        <text:list-item>
          <text:p text:style-name="P2"><text:span text:style-name="T2">Downloaded a data-set online</text:span></text:p>
        </text:list-item>
      </text:list>
      <text:p text:style-name="P1"><text:span text:style-name="T2"/></text:p>
      <text:p text:style-name="P1"><text:span text:style-name="T2">Worked on the</text:span><text:span text:style-name="T4"> ISA Student Corner website </text:span></text:p>
      <text:p text:style-name="P1"><text:span text:style-name="T4"/></text:p>
      <text:list xml:id="list1533671071" text:style-name="L2">
        <text:list-item>
          <text:p text:style-name="P16"><text:span text:style-name="T1">Completed Front end of the landing page</text:span></text:p>
        </text:list-item>
        <text:list-item>
          <text:p text:style-name="P16"><text:span text:style-name="T1">Made it responsive for mobile size</text:span></text:p>
        </text:list-item>
        <text:list-item>
          <text:p text:style-name="P16"><text:span text:style-name="T1">Pushed it to an online repository available in github.com/KevinMathewTh</text:span></text:p>
        </text:list-item>
      </text:list>
      <text:p text:style-name="P17"><text:span text:style-name="T1"/></text:p>
      <text:list xml:id="list3561189099282" text:continue-numbering="true" text:style-name="L2">
        <text:list-item>
          <text:p text:style-name="P16"><text:span text:style-name="T1">Need to make it responsive for tablets and fix some glitches</text:span></text:p>
        </text:list-item>
        <text:list-item>
          <text:p text:style-name="P16"><text:span text:style-name="T1">Need to make the code more organised</text:span></text:p>
        </text:list-item>
        <text:list-item>
          <text:p text:style-name="P16"><text:span text:style-name="T1">Need to complete the sign-up and register section</text:span></text:p>
        </text:list-item>
      </text:list>
      <text:p text:style-name="P17"><text:span text:style-name="T1"/></text:p>
      <text:p text:style-name="P19">Web Development</text:p>
      <text:p text:style-name="P3"/>
      <text:list xml:id="list3089823785" text:style-name="L3">
        <text:list-item>
          <text:p text:style-name="P6">Installed Node.js</text:p>
        </text:list-item>
        <text:list-item>
          <text:p text:style-name="P7"><text:span text:style-name="T5">Ran a hello world Test using Node</text:span></text:p>
          <text:p text:style-name="P7"/>
          <text:p text:style-name="P4"><text:span text:style-name="T6">Sample Node code for automation</text:span></text:p>
          <text:p text:style-name="P8"/>
        </text:list-item>
      </text:list>
      <text:p text:style-name="P9">var fs=require('fs'); //<text:span text:style-name="T6">fs is file system</text:span></text:p>
      <text:p text:style-name="P9">var https= require('https'); // <text:span text:style-name="T6">https for getting images fromweb</text:span></text:p>
      <text:p text:style-name="P9"/>
      <text:p text:style-name="P9">//<text:span text:style-name="T6">Creating a file </text:span></text:p>
      <text:p text:style-name="P9"/>
      <text:p text:style-name="P9">fs.writeFile(__dirname + "/index.html","&lt;h1&gt;Hello World&lt;/h1&gt;",function(error){</text:p>
      <text:p text:style-name="P9"><text:tab/>if(error){</text:p>
      <text:p text:style-name="P9"><text:tab/><text:tab/>return console.log(error);</text:p>
      <text:p text:style-name="P9"><text:tab/>}else{</text:p>
      <text:p text:style-name="P9"><text:tab/><text:tab/>return console.log("Congrats");</text:p>
      <text:p text:style-name="P9"><text:tab/>}</text:p>
      <text:p text:style-name="P9">})</text:p>
      <text:p text:style-name="P9"/>
      <text:p text:style-name="P9">//<text:span text:style-name="T6">To download images from the web and put it into the file</text:span></text:p>
      <text:p text:style-name="P9"/>
      <text:p text:style-name="P9">var myphotolocation='https://images.unsplash.com/photo-1556741533-411cf82e4e2d?ixlib=rb-1.2.1&amp;ixid=eyJhcHBfaWQiOjEyMDd9&amp;auto=format&amp;fit=crop&amp;w=1050&amp;q=80'</text:p>
      <text:p text:style-name="P9"><text:soft-page-break/>https.get(myphotolocation,function(response){</text:p>
      <text:p text:style-name="P9"><text:tab/>response.pipe(fs.createWriteStream(__dirname + "/img.jpg"));</text:p>
      <text:p text:style-name="P9">}) </text:p>
      <text:p text:style-name="P3"/>
      <text:list xml:id="list3910457062" text:style-name="L4">
        <text:list-item>
          <text:p text:style-name="P10">Got NPM and Package Management</text:p>
        </text:list-item>
        <text:list-item>
          <text:p text:style-name="P11">Install lodash and normalize.css</text:p>
          <text:p text:style-name="P11"/>
          <text:p text:style-name="P11">npm init -y (to instalize the package.json file)</text:p>
          <text:p text:style-name="P11">npm install (to install all the packages in package.json)</text:p>
        </text:list-item>
      </text:list>
      <text:p text:style-name="P12"/>
      <text:list xml:id="list3561644974543" text:continue-numbering="true" text:style-name="L4">
        <text:list-header>
          <text:p text:style-name="P14"/>
        </text:list-header>
      </text:list>
      <text:p text:style-name="P17"><text:span text:style-name="T1"/></text:p>
      <text:p text:style-name="P1"><text:span text:style-name="T2"/></text:p>
      <text:list xml:id="list3561180748905" text:continue-list="list3019825229" text:style-name="L1">
        <text:list-header>
          <text:p text:style-name="P2"><text:span text:style-name="T2"/></text:p>
        </text:list-header>
      </text:list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6T23:32:54.941000000</meta:creation-date>
    <dc:date>2020-01-07T00:35:59.309000000</dc:date>
    <meta:editing-duration>PT32M31S</meta:editing-duration>
    <meta:editing-cycles>2</meta:editing-cycles>
    <meta:generator>LibreOffice/6.2.0.3$Windows_X86_64 LibreOffice_project/98c6a8a1c6c7b144ce3cc729e34964b47ce25d62</meta:generator>
    <meta:document-statistic meta:table-count="0" meta:image-count="0" meta:object-count="0" meta:page-count="2" meta:paragraph-count="44" meta:word-count="229" meta:character-count="1588" meta:non-whitespace-character-count="1409"/>
  </office:meta>
</office:document-meta>
</file>